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3db40"/>
    </style:style>
    <style:style style:name="P2" style:family="paragraph" style:parent-style-name="Standard">
      <style:text-properties officeooo:rsid="0003db40" officeooo:paragraph-rsid="0003db40"/>
    </style:style>
    <style:style style:name="P3" style:family="paragraph" style:parent-style-name="Standard">
      <style:text-properties officeooo:rsid="00111b71" officeooo:paragraph-rsid="001838c0"/>
    </style:style>
    <style:style style:name="P4" style:family="paragraph" style:parent-style-name="Standard">
      <style:text-properties officeooo:rsid="00111b71" officeooo:paragraph-rsid="002243e2"/>
    </style:style>
    <style:style style:name="P5" style:family="paragraph" style:parent-style-name="Standard">
      <style:text-properties officeooo:rsid="00111b71" officeooo:paragraph-rsid="002c8709"/>
    </style:style>
    <style:style style:name="P6" style:family="paragraph" style:parent-style-name="Standard">
      <style:text-properties officeooo:rsid="00111b71" officeooo:paragraph-rsid="0035f974"/>
    </style:style>
    <style:style style:name="P7" style:family="paragraph" style:parent-style-name="Standard">
      <style:text-properties officeooo:rsid="00111b71" officeooo:paragraph-rsid="0039666c"/>
    </style:style>
    <style:style style:name="P8" style:family="paragraph" style:parent-style-name="Standard">
      <style:text-properties officeooo:rsid="00111b71" officeooo:paragraph-rsid="004332d5"/>
    </style:style>
    <style:style style:name="P9" style:family="paragraph" style:parent-style-name="Standard">
      <style:text-properties officeooo:rsid="00111b71" officeooo:paragraph-rsid="004e8116"/>
    </style:style>
    <style:style style:name="P10" style:family="paragraph" style:parent-style-name="Standard">
      <style:text-properties officeooo:rsid="00111b71" officeooo:paragraph-rsid="00505e76"/>
    </style:style>
    <style:style style:name="P11" style:family="paragraph" style:parent-style-name="Standard">
      <style:text-properties officeooo:rsid="00111b71" officeooo:paragraph-rsid="0053fe3d"/>
    </style:style>
    <style:style style:name="P12" style:family="paragraph" style:parent-style-name="Standard">
      <style:text-properties officeooo:rsid="00111b71" officeooo:paragraph-rsid="00549a1e"/>
    </style:style>
    <style:style style:name="P13" style:family="paragraph" style:parent-style-name="Standard">
      <style:text-properties officeooo:rsid="00111b71" officeooo:paragraph-rsid="005a4e5b"/>
    </style:style>
    <style:style style:name="P14" style:family="paragraph" style:parent-style-name="Standard">
      <style:text-properties officeooo:rsid="00111b71" officeooo:paragraph-rsid="0060fb21"/>
    </style:style>
    <style:style style:name="P15" style:family="paragraph" style:parent-style-name="Standard">
      <style:text-properties officeooo:rsid="00111b71" officeooo:paragraph-rsid="00685055"/>
    </style:style>
    <style:style style:name="T1" style:family="text">
      <style:text-properties officeooo:rsid="0003db40"/>
    </style:style>
    <style:style style:name="T2" style:family="text">
      <style:text-properties officeooo:rsid="0010832c"/>
    </style:style>
    <style:style style:name="T3" style:family="text">
      <style:text-properties officeooo:rsid="00138adc"/>
    </style:style>
    <style:style style:name="T4" style:family="text">
      <style:text-properties officeooo:rsid="00169d82"/>
    </style:style>
    <style:style style:name="T5" style:family="text">
      <style:text-properties officeooo:rsid="001838c0"/>
    </style:style>
    <style:style style:name="T6" style:family="text">
      <style:text-properties officeooo:rsid="00196261"/>
    </style:style>
    <style:style style:name="T7" style:family="text">
      <style:text-properties officeooo:rsid="0019b6c2"/>
    </style:style>
    <style:style style:name="T8" style:family="text">
      <style:text-properties officeooo:rsid="001b9360"/>
    </style:style>
    <style:style style:name="T9" style:family="text">
      <style:text-properties officeooo:rsid="001d1618"/>
    </style:style>
    <style:style style:name="T10" style:family="text">
      <style:text-properties officeooo:rsid="001ea66c"/>
    </style:style>
    <style:style style:name="T11" style:family="text">
      <style:text-properties officeooo:rsid="00204d78"/>
    </style:style>
    <style:style style:name="T12" style:family="text">
      <style:text-properties officeooo:rsid="0020e4eb"/>
    </style:style>
    <style:style style:name="T13" style:family="text">
      <style:text-properties officeooo:rsid="00221577"/>
    </style:style>
    <style:style style:name="T14" style:family="text">
      <style:text-properties officeooo:rsid="002243e2"/>
    </style:style>
    <style:style style:name="T15" style:family="text">
      <style:text-properties officeooo:rsid="00235c8a"/>
    </style:style>
    <style:style style:name="T16" style:family="text">
      <style:text-properties officeooo:rsid="0023d45d"/>
    </style:style>
    <style:style style:name="T17" style:family="text">
      <style:text-properties officeooo:rsid="0026ba7d"/>
    </style:style>
    <style:style style:name="T18" style:family="text">
      <style:text-properties officeooo:rsid="00283b38"/>
    </style:style>
    <style:style style:name="T19" style:family="text">
      <style:text-properties officeooo:rsid="002974c0"/>
    </style:style>
    <style:style style:name="T20" style:family="text">
      <style:text-properties officeooo:rsid="002a29e8"/>
    </style:style>
    <style:style style:name="T21" style:family="text">
      <style:text-properties officeooo:rsid="002c8709"/>
    </style:style>
    <style:style style:name="T22" style:family="text">
      <style:text-properties officeooo:rsid="002cc749"/>
    </style:style>
    <style:style style:name="T23" style:family="text">
      <style:text-properties officeooo:rsid="002dee35"/>
    </style:style>
    <style:style style:name="T24" style:family="text">
      <style:text-properties officeooo:rsid="00304f4f"/>
    </style:style>
    <style:style style:name="T25" style:family="text">
      <style:text-properties officeooo:rsid="003211d4"/>
    </style:style>
    <style:style style:name="T26" style:family="text">
      <style:text-properties officeooo:rsid="003336d7"/>
    </style:style>
    <style:style style:name="T27" style:family="text">
      <style:text-properties officeooo:rsid="0034ce9d"/>
    </style:style>
    <style:style style:name="T28" style:family="text">
      <style:text-properties officeooo:rsid="0035f974"/>
    </style:style>
    <style:style style:name="T29" style:family="text">
      <style:text-properties officeooo:rsid="0036725b"/>
    </style:style>
    <style:style style:name="T30" style:family="text">
      <style:text-properties officeooo:rsid="0036fb66"/>
    </style:style>
    <style:style style:name="T31" style:family="text">
      <style:text-properties officeooo:rsid="00381c87"/>
    </style:style>
    <style:style style:name="T32" style:family="text">
      <style:text-properties officeooo:rsid="0039666c"/>
    </style:style>
    <style:style style:name="T33" style:family="text">
      <style:text-properties officeooo:rsid="003bab05"/>
    </style:style>
    <style:style style:name="T34" style:family="text">
      <style:text-properties officeooo:rsid="003d39aa"/>
    </style:style>
    <style:style style:name="T35" style:family="text">
      <style:text-properties officeooo:rsid="003e6a85"/>
    </style:style>
    <style:style style:name="T36" style:family="text">
      <style:text-properties officeooo:rsid="003fde07"/>
    </style:style>
    <style:style style:name="T37" style:family="text">
      <style:text-properties officeooo:rsid="0040cccc"/>
    </style:style>
    <style:style style:name="T38" style:family="text">
      <style:text-properties officeooo:rsid="004332d5"/>
    </style:style>
    <style:style style:name="T39" style:family="text">
      <style:text-properties officeooo:rsid="00445050"/>
    </style:style>
    <style:style style:name="T40" style:family="text">
      <style:text-properties officeooo:rsid="00448736"/>
    </style:style>
    <style:style style:name="T41" style:family="text">
      <style:text-properties officeooo:rsid="00462722"/>
    </style:style>
    <style:style style:name="T42" style:family="text">
      <style:text-properties officeooo:rsid="00476dff"/>
    </style:style>
    <style:style style:name="T43" style:family="text">
      <style:text-properties officeooo:rsid="0048508f"/>
    </style:style>
    <style:style style:name="T44" style:family="text">
      <style:text-properties officeooo:rsid="0049b666"/>
    </style:style>
    <style:style style:name="T45" style:family="text">
      <style:text-properties officeooo:rsid="004c73f7"/>
    </style:style>
    <style:style style:name="T46" style:family="text">
      <style:text-properties officeooo:rsid="004e8116"/>
    </style:style>
    <style:style style:name="T47" style:family="text">
      <style:text-properties officeooo:rsid="004e8d19"/>
    </style:style>
    <style:style style:name="T48" style:family="text">
      <style:text-properties officeooo:rsid="00505e76"/>
    </style:style>
    <style:style style:name="T49" style:family="text">
      <style:text-properties officeooo:rsid="00521266"/>
    </style:style>
    <style:style style:name="T50" style:family="text">
      <style:text-properties officeooo:rsid="00526264"/>
    </style:style>
    <style:style style:name="T51" style:family="text">
      <style:text-properties officeooo:rsid="00537bca"/>
    </style:style>
    <style:style style:name="T52" style:family="text">
      <style:text-properties officeooo:rsid="0053fe3d"/>
    </style:style>
    <style:style style:name="T53" style:family="text">
      <style:text-properties officeooo:rsid="00549a1e"/>
    </style:style>
    <style:style style:name="T54" style:family="text">
      <style:text-properties officeooo:rsid="0054cf52"/>
    </style:style>
    <style:style style:name="T55" style:family="text">
      <style:text-properties officeooo:rsid="00565092"/>
    </style:style>
    <style:style style:name="T56" style:family="text">
      <style:text-properties officeooo:rsid="00590162"/>
    </style:style>
    <style:style style:name="T57" style:family="text">
      <style:text-properties officeooo:rsid="005a4e5b"/>
    </style:style>
    <style:style style:name="T58" style:family="text">
      <style:text-properties officeooo:rsid="005ace7f"/>
    </style:style>
    <style:style style:name="T59" style:family="text">
      <style:text-properties officeooo:rsid="005c4bfa"/>
    </style:style>
    <style:style style:name="T60" style:family="text">
      <style:text-properties officeooo:rsid="005e33c5"/>
    </style:style>
    <style:style style:name="T61" style:family="text">
      <style:text-properties officeooo:rsid="005eb02c"/>
    </style:style>
    <style:style style:name="T62" style:family="text">
      <style:text-properties officeooo:rsid="006033a6"/>
    </style:style>
    <style:style style:name="T63" style:family="text">
      <style:text-properties officeooo:rsid="0060fb21"/>
    </style:style>
    <style:style style:name="T64" style:family="text">
      <style:text-properties officeooo:rsid="00626b62"/>
    </style:style>
    <style:style style:name="T65" style:family="text">
      <style:text-properties officeooo:rsid="00627035"/>
    </style:style>
    <style:style style:name="T66" style:family="text">
      <style:text-properties officeooo:rsid="00643762"/>
    </style:style>
    <style:style style:name="T67" style:family="text">
      <style:text-properties officeooo:rsid="0065338f"/>
    </style:style>
    <style:style style:name="T68" style:family="text">
      <style:text-properties officeooo:rsid="00685055"/>
    </style:style>
    <style:style style:name="T69" style:family="text">
      <style:text-properties officeooo:rsid="0068b35e"/>
    </style:style>
    <style:style style:name="T70" style:family="text">
      <style:text-properties officeooo:rsid="0068bac9"/>
    </style:style>
    <style:style style:name="T71" style:family="text">
      <style:text-properties officeooo:rsid="006935f9"/>
    </style:style>
    <style:style style:name="T72" style:family="text">
      <style:text-properties officeooo:rsid="006a77b5"/>
    </style:style>
    <style:style style:name="T73" style:family="text">
      <style:text-properties officeooo:rsid="006ba425"/>
    </style:style>
    <style:style style:name="T74" style:family="text">
      <style:text-properties officeooo:rsid="006bdda1"/>
    </style:style>
    <style:style style:name="T75" style:family="text">
      <style:text-properties officeooo:rsid="006cdc1e"/>
    </style:style>
    <style:style style:name="T76" style:family="text">
      <style:text-properties officeooo:rsid="006f57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</text:span><text:span text:style-name="T4">G309</text:span><text:span text:style-name="T1">, </text:span><text:span text:style-name="T3">22</text:span><text:span text:style-name="T2">.11.2012, </text:span><text:span text:style-name="T1">1</text:span><text:span text:style-name="T3">6</text:span><text:span text:style-name="T1">:00 – </text:span><text:span text:style-name="T75">16:</text:span><text:span text:style-name="T76">50</text:span></text:p>
      <text:p text:style-name="P2"/>
      <text:p text:style-name="P3"><text:span text:style-name="T5">Projektin status: toiminnallista määrittelyä aloitettu, kysymykset pois alta:</text:span></text:p>
      <text:p text:style-name="P3"><text:span text:style-name="T5"/></text:p>
      <text:p text:style-name="P3"><text:span text:style-name="T5">Used in -sarakkeen tarkoitus: </text:span><text:span text:style-name="T12">K</text:span><text:span text:style-name="T7">omponentit jotka </text:span><text:span text:style-name="T8">käyttävät samaa tiedostoa. </text:span><text:span text:style-name="T9">Näin tietäisi jotain tiedos</text:span><text:span text:style-name="T12">to</text:span><text:span text:style-name="T9">n "kriittisyydestä". </text:span><text:span text:style-name="T10">Pitää olla jotenkin erikseen ajettavissa </text:span><text:span text:style-name="T13">(eka versio)</text:span><text:span text:style-name="T10"> </text:span><text:span text:style-name="T11">tai erillisessä säikeessä </text:span><text:span text:style-name="T13">(kun algoritmi kunnossa)</text:span><text:span text:style-name="T11">. </text:span><text:span text:style-name="T73">Erillinen skannus, eli uusi homma. </text:span><text:span text:style-name="T74">Kaikki kirjastossa olevat komponentit skannataan.</text:span></text:p>
      <text:p text:style-name="P3"><text:span text:style-name="T11"/></text:p>
      <text:p text:style-name="P4"><text:span text:style-name="T14">Myös "liikennevalot" taustalla erillisessä säikeessä? Harmaa kun ei vielä tiedetä ja vähitellen parsitaan </text:span><text:span text:style-name="T15">ja laitetaan värejä</text:span><text:span text:style-name="T14">.</text:span></text:p>
      <text:p text:style-name="P4"><text:span text:style-name="T14"><text:line-break/></text:span><text:span text:style-name="T16">Dependency </text:span><text:span text:style-name="T19">skanni myös erillisessä säikeessä, paitsi mahdollisesti ekalla kerralla.</text:span><text:span text:style-name="T16"> </text:span><text:span text:style-name="T19">Jonkinlainen e</text:span><text:span text:style-name="T16">distymispalkki. </text:span><text:span text:style-name="T17">Ajetaanko dependencyjen parsiminen automaattisesti </text:span><text:span text:style-name="T18">aina kun näkymä avataan? Timon mielestä kyllä. </text:span><text:span text:style-name="T19">Näytetään vanhaa näkymää kunnes skannaus on valmis, </text:span><text:span text:style-name="T20">ja uusi kun skannaus valmistuu.</text:span></text:p>
      <text:p text:style-name="P4"><text:span text:style-name="T20"/></text:p>
      <text:p text:style-name="P5"><text:span text:style-name="T21">Manuaalisten riippuvuuksien suunt</text:span><text:span text:style-name="T22">aisuuden </text:span><text:span text:style-name="T23">valinta. </text:span><text:span text:style-name="T24">Olisiko luontisarakkeen otsikko nappi josta voi valita yksi- tai kaksisuuntaisen välillä. </text:span><text:span text:style-name="T25">Kun tekee kaksi nuolta eri suuntiin niin </text:span><text:span text:style-name="T26">yhdistetään. </text:span><text:span text:style-name="T27">Automaattista ja käyttäjän luomaa ei yhdistetä.</text:span></text:p>
      <text:p text:style-name="P5"><text:span text:style-name="T27"/></text:p>
      <text:p text:style-name="P6"><text:span text:style-name="T28">Mitä jos koitetaan luoda samanlainen yhteys uusiksi? </text:span><text:span text:style-name="T29">Rivin muuttaminen harmaaksi vaikuttaa hyvältä ratkaisulta. </text:span><text:span text:style-name="T30">Yhteys luodaan klikkaamalla alkutiedostoa, sitten lopputiedostoa. </text:span><text:span text:style-name="T31">Lisäksi shiftillä useita yhteyksiä peräkkäin.</text:span></text:p>
      <text:p text:style-name="P6"><text:span text:style-name="T31"/></text:p>
      <text:p text:style-name="P7"><text:span text:style-name="T33">Y</text:span><text:span text:style-name="T32">hteyden dokumentointi. </text:span><text:span text:style-name="T34">Pelkkä tekstsikuvaus riittä, ei erityistä logia. </text:span><text:span text:style-name="T35">Riittääkö </text:span><text:span text:style-name="T37">pelkkien</text:span><text:span text:style-name="T35"> manuaalisten dokumentointi? </text:span><text:span text:style-name="T36">Riittää muuten, mutta </text:span><text:span text:style-name="T37">voisi olla käyttöä </text:span><text:span text:style-name="T36">jos automaattinen analy</text:span><text:span text:style-name="T37">ysi</text:span><text:span text:style-name="T36"> osaisi </text:span><text:span text:style-name="T37">kertoa riippuvuuden tyypin (esim. luokan instansointi, onko jopa turha riippuvuus). Voi vaatia paljon työtä, mutta jät</text:span><text:span text:style-name="T72">etään</text:span><text:span text:style-name="T37"> ainakin mahdollisuu</text:span><text:span text:style-name="T72">s</text:span><text:span text:style-name="T37"> myöhemmälle toteutukselle.</text:span></text:p>
      <text:p text:style-name="P7"><text:span text:style-name="T37"/></text:p>
      <text:p text:style-name="P8"><text:span text:style-name="T38">Yhteyksien valinta. </text:span><text:span text:style-name="T39">Onko värin vaihto vai </text:span><text:span text:style-name="T40">j</text:span><text:span text:style-name="T41">onkinlainen "</text:span><text:span text:style-name="T42">korostus". </text:span><text:span text:style-name="T43">Ei väliä, kunhan on selvästi erottuva.</text:span><text:span text:style-name="T44"> </text:span><text:span text:style-name="T45">Värjeä ei ole käytössä paljoa, joten värin vaihto todennäköisesti riittää.</text:span></text:p>
      <text:p text:style-name="P8"><text:span text:style-name="T45"/></text:p>
      <text:p text:style-name="P9"><text:span text:style-name="T46">Sama</text:span><text:span text:style-name="T49">lt</text:span><text:span text:style-name="T46">a </text:span><text:span text:style-name="T49">riviltä</text:span><text:span text:style-name="T46"> lähtevä ja alkava yhteys eivät voi </text:span><text:span text:style-name="T47">olla samassa sarakkeessa.</text:span></text:p>
      <text:p text:style-name="P9"><text:span text:style-name="T47"/></text:p>
      <text:p text:style-name="P10"><text:span text:style-name="T48">Kansioiden sulkeminen ja avaaminen </text:span><text:span text:style-name="T50">ihan vasemmasta reunasta. </text:span><text:span text:style-name="T51">Mahdollisesti myös klikaamalla riviä, mutta vasemmassa reunassa ainakin indikaattori.</text:span></text:p>
      <text:p text:style-name="P10"><text:span text:style-name="T51"/></text:p>
      <text:p text:style-name="P11"><text:span text:style-name="T52">(turhaa keskustelua kosketusnäyttöjutuista)</text:span></text:p>
      <text:p text:style-name="P11"><text:span text:style-name="T52"/></text:p>
      <text:p text:style-name="P12"><text:span text:style-name="T53">Nuolen suunta. </text:span><text:span text:style-name="T54">Tiedosto joka tarvitsee toista osoittaa nuolella siihen, </text:span><text:span text:style-name="T55">aiemmin saadussa materiaalissa </text:span><text:span text:style-name="T56">vain</text:span><text:span text:style-name="T55"> väärin päin.</text:span></text:p>
      <text:p text:style-name="P12"><text:span text:style-name="T55"/></text:p>
      <text:p text:style-name="P13"><text:span text:style-name="T57">Manuaalis</text:span><text:span text:style-name="T58">et eivät muutu</text:span><text:span text:style-name="T57"> dependency difference-näkymässä, </text:span><text:span text:style-name="T59">kaikki samalla värillä.</text:span><text:span text:style-name="T57"> </text:span><text:span text:style-name="T59">Punainen poistunut automaattinen ja vihreä uusi tms. </text:span><text:span text:style-name="T60">Näytetäänkö muutosnäkymä </text:span><text:span text:style-name="T61">ensimmäisenä vai vain nykyinen tilanne. </text:span><text:span text:style-name="T62">Parempi oletuksena lopullinen näkymä, erikseen valittavissa muuttuneiden dependencyjen näytäminen.</text:span></text:p>
      <text:p text:style-name="P13"><text:span text:style-name="T62"/></text:p>
      <text:p text:style-name="P14"><text:span text:style-name="T63">Työkalurivillä esim. </text:span><text:span text:style-name="T67">d</text:span><text:span text:style-name="T63">iffi, </text:span><text:span text:style-name="T64">filtterit </text:span><text:span text:style-name="T65">(manuaaliset, automaattiset, </text:span><text:span text:style-name="T66">eri värit).</text:span></text:p>
      <text:p text:style-name="P14"><text:span text:style-name="T66"/></text:p>
      <text:p text:style-name="P15"><text:span text:style-name="T68">Kun skanni alkaa, </text:span><text:span text:style-name="T69">tarkistetaan ensin muutos ja </text:span><text:span text:style-name="T71">jos muutoksia on,</text:span><text:span text:style-name="T69"> </text:span><text:span text:style-name="T70">muuttuneet riippuvuudet.</text:span></text:p>
      <text:p text:style-name="P15"><text:span text:style-name="T7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9S</meta:editing-duration>
    <meta:editing-cycles>111</meta:editing-cycles>
    <meta:generator>LibreOffice/3.6$Windows_x86 LibreOffice_project/da8c1e6-fd468f4-454e206-f42a4a9-143cfd</meta:generator>
    <dc:date>2012-11-22T16:48:18.85</dc:date>
    <meta:document-statistic meta:table-count="0" meta:image-count="0" meta:object-count="0" meta:page-count="1" meta:paragraph-count="16" meta:word-count="315" meta:character-count="2706" meta:non-whitespace-character-count="2406"/>
    <meta:user-defined meta:name="Info 1"/>
    <meta:user-defined meta:name="Info 2"/>
    <meta:user-defined meta:name="Info 3"/>
    <meta:user-defined meta:name="Info 4"/>
  </office:meta>
</office:document-meta>
</file>